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style="italic" style:font-style-asian="italic" style:font-style-complex="italic"/>
    </style:style>
    <style:style style:name="P4" style:family="paragraph" style:parent-style-name="Standard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e for Clermont-Ferrand</text:p>
      <text:p text:style-name="Standard"/>
      <text:list xml:id="list1953922967" text:style-name="L1">
        <text:list-header>
          <text:p text:style-name="P2">First half day 09-12 generalities on tei</text:p>
        </text:list-header>
        <text:list-item>
          <text:p text:style-name="P1">Introduction to Basic ideas of XML and TEI 45 mins</text:p>
        </text:list-item>
        <text:list-item>
          <text:p text:style-name="P3">Oxygenbasics <text:s text:c="2"/>45 mins <text:s/>ENC/Travaux/tp-1.xml</text:p>
        </text:list-item>
        <text:list-item>
          <text:p text:style-name="P1">TEI overview <text:s/>45 mins ENC/Talks/talk-guidelines.pdf (27 slides)</text:p>
        </text:list-item>
        <text:list-item>
          <text:p text:style-name="P3">Roma <text:s/>45 mins</text:p>
          <text:p text:style-name="P3">need a new one: existing roma talks are all about mods</text:p>
          <text:p text:style-name="P4">Second half day 14-1730: TEI for multimodal and oral corpora</text:p>
        </text:list-item>
        <text:list-item>
          <text:p text:style-name="P1">TEI for linguistic analysis </text:p>
          <text:list>
            <text:list-item>
              <text:p text:style-name="P3">ENC/Talks/talk-analysis.xml is both</text:p>
            </text:list-item>
          </text:list>
        </text:list-item>
        <text:list-item>
          <text:p text:style-name="P3">ling annotation 2011-09-biarritz/tei-ana.xml</text:p>
        </text:list-item>
        <text:list-item>
          <text:p text:style-name="P1">TEI for oral </text:p>
        </text:list-item>
        <text:list-item>
          <text:p text:style-name="P1"/>
        </text:list-item>
      </text:list>
      <text:p text:style-name="Standard"/>
      <text:p text:style-name="Standard"><text:tab/>Th<text:span text:style-name="T1">ird half day: 09-12 TEI for literary corpora</text:span></text:p>
      <text:p text:style-name="Standard"><text:tab/>TEI elements for print and mss</text:p>
      <text:p text:style-name="Standard"><text:tab/>exercise</text:p>
      <text:p text:style-name="Standard"><text:tab/>Metadata/header</text:p>
      <text:p text:style-name="Standard"><text:tab/><text:tab/>2010-06-mutec/entete.xml (en francais)</text:p>
      <text:p text:style-name="Standard"><text:tab/><text:tab/>ENC/Talks/talk-hdr.xml</text:p>
      <text:p text:style-name="Standard"><text:tab/><text:span text:style-name="T2">exercise</text:span></text:p>
      <text:p text:style-name="Standard"/>
      <text:p text:style-name="Standard"/>
      <text:p text:style-name="Standard">Named entities <text:s text:c="2"/>2010-06-mutec/donnees.xml </text:p>
      <text:p text:style-name="Standard"/>
      <text:p text:style-name="Standard">ENC /Talks/xml-intro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 of TEI</meta:initial-creator>
    <meta:creation-date>2012-02-16T12:32:47</meta:creation-date>
    <dc:date>2012-02-28T20:33:48</dc:date>
    <dc:creator>Lou Burnard</dc:creator>
    <meta:editing-duration>PT4H40M16S</meta:editing-duration>
    <meta:editing-cycles>5</meta:editing-cycles>
    <meta:generator>LibreOffice/3.3$Linux LibreOffice_project/330m19$Build-401</meta:generator>
    <meta:document-statistic meta:table-count="0" meta:image-count="0" meta:object-count="0" meta:page-count="1" meta:paragraph-count="21" meta:word-count="102" meta:character-count="729"/>
  </office:meta>
</office:document-meta>
</file>